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.1665in" fo:margin-bottom="0.0835in"/>
      <style:text-properties style:use-window-font-color="true"/>
    </style:style>
    <style:style style:name="P11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" style:master-page-name="">
      <style:paragraph-properties fo:break-before="auto" fo:break-after="auto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5" style:family="paragraph" style:parent-style-name="Text_20_body_20_indent_20_2">
      <style:text-properties style:use-window-font-color="tru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abpanel</text:h>
      <text:p text:style-name="Text_20_body_20_indent_20_2"><text:span text:style-name="T1">A </text:span><text:span text:style-name="Source_20_Text"><text:span text:style-name="T1">tabpanel </text:span></text:span><text:span text:style-name="T1">is the body of a single tab panel. You would place the content for a group of components within a tab panel. The first </text:span><text:span text:style-name="Source_20_Text"><text:span text:style-name="T1">tabpanel </text:span></text:span><text:span text:style-name="T1">corresponds to the first </text:span><text:span text:style-name="Source_20_Text"><text:span text:style-name="T1">tab, </text:span></text:span><text:span text:style-name="T1">the second </text:span><text:span text:style-name="Source_20_Text"><text:span text:style-name="T1">tabpanel </text:span></text:span><text:span text:style-name="T1">corresponds to the second </text:span><text:span text:style-name="Source_20_Text"><text:span text:style-name="T1">tab </text:span></text:span><text:span text:style-name="T1">and so on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1"><draw:frame draw:style-name="fr1" draw:name="graphics1" text:anchor-type="paragraph" svg:width="4.302in" svg:height="1.7811in" draw:z-index="0"><draw:image xlink:href="../images/tabbox.png" xlink:type="simple" xlink:show="embed" xlink:actuate="onLoad"/></draw:frame></text:p>
      <text:p text:style-name="Code_20_Indent_20_2">&lt;zk&gt;</text:p>
      <text:p text:style-name="Code_20_Indent_20_2">&lt;tabbox width="400px"&gt;</text:p>
      <text:p text:style-name="Code_20_Indent_20_2"><text:tab/>&lt;tabs&gt;</text:p>
      <text:p text:style-name="Code_20_Indent_20_2"><text:tab/><text:tab/>&lt;tab label="Tab 1"/&gt;</text:p>
      <text:p text:style-name="Code_20_Indent_20_2"><text:tab/><text:tab/>&lt;tab label="Tab 2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1&lt;/tabpanel&gt;</text:p>
      <text:p text:style-name="Code_20_Indent_20_2"><text:tab/><text:tab/>&lt;tabpanel&gt;This is panel 2&lt;/tabpanel&gt;</text:p>
      <text:p text:style-name="Code_20_Indent_20_2"><text:tab/>&lt;/tabpanels&gt;</text:p>
      <text:p text:style-name="Code_20_Indent_20_2">&lt;/tabbox&gt;</text:p>
      <text:p text:style-name="Code_20_Indent_20_2">&lt;space/&gt;</text:p>
      <text:p text:style-name="Code_20_Indent_20_2">&lt;tabbox width="400px" mold="accordion"&gt;</text:p>
      <text:p text:style-name="Code_20_Indent_20_2"><text:tab/>&lt;tabs&gt;</text:p>
      <text:p text:style-name="Code_20_Indent_20_2"><text:tab/><text:tab/>&lt;tab label="Tab 3"/&gt;</text:p>
      <text:p text:style-name="Code_20_Indent_20_2"><text:tab/><text:tab/>&lt;tab label="Tab 4"/&gt;</text:p>
      <text:p text:style-name="Code_20_Indent_20_2"><text:tab/>&lt;/tabs&gt;</text:p>
      <text:p text:style-name="Code_20_Indent_20_2"><text:tab/>&lt;tabpanels&gt;</text:p>
      <text:p text:style-name="Code_20_Indent_20_2"><text:tab/><text:tab/>&lt;tabpanel&gt;This is panel 3&lt;/tabpanel&gt;</text:p>
      <text:p text:style-name="Code_20_Indent_20_2"><text:tab/><text:tab/>&lt;tabpanel&gt;This is panel 4&lt;/tabpanel&gt;</text:p>
      <text:p text:style-name="Code_20_Indent_20_2"><text:tab/>&lt;/tabpanels&gt;</text:p>
      <text:p text:style-name="Code_20_Indent_20_2">&lt;/tabbox&gt;</text:p>
      <text:p text:style-name="Code_20_Indent_20_2">&lt;/zk&gt;</text:p>
      <text:h text:style-name="P7" text:outline-level="4">Class Name</text:h>
      <text:p text:style-name="P14"><text:span text:style-name="Source_20_Text"><text:span text:style-name="T2">org.zkoss.zul.Tabpanel</text:span></text:span></text:p>
      <text:h text:style-name="P8" text:outline-level="4">Supported Child Components</text:h>
      <text:p text:style-name="P15">*ALL</text:p>
      <text:h text:style-name="P8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5"><text:span text:style-name="Source_20_Text">onClick</text:span></text:p>
          </table:table-cell>
          <table:table-cell table:style-name="Table4.B2" office:value-type="string">
            <text:p text:style-name="P2"><text:a xlink:type="simple" xlink:href="../MouseEvent.xml"><text:span text:style-name="Source_20_Text">org.zkoss.zk.ui.event.MouseEvent</text:span></text:a></text:p>
            <text:p text:style-name="P4">Description: </text:p>
            <text:p text:style-name="P3">Denotes user has clicked the component.</text:p>
          </table:table-cell>
        </table:table-row>
        <table:table-row>
          <table:table-cell table:style-name="Table4.A2" office:value-type="string">
            <text:p text:style-name="P5"><text:span text:style-name="Source_20_Text">onRightClick</text:span></text:p>
          </table:table-cell>
          <table:table-cell table:style-name="Table4.B2" office:value-type="string">
            <text:p text:style-name="P2"><text:a xlink:type="simple" xlink:href="../MouseEvent.xml"><text:span text:style-name="Source_20_Text">org.zkoss.zk.ui.event.MouseEvent</text:span></text:a></text:p>
            <text:p text:style-name="P4">Description: </text:p>
            <text:p text:style-name="P3">Denotes user has right-clicked the component.</text:p>
          </table:table-cell>
        </table:table-row>
        <table:table-row>
          <table:table-cell table:style-name="Table4.A2" office:value-type="string">
            <text:p text:style-name="P5"><text:span text:style-name="Source_20_Text">onDoubleClick</text:span></text:p>
          </table:table-cell>
          <table:table-cell table:style-name="Table4.B2" office:value-type="string">
            <text:p text:style-name="P2"><text:a xlink:type="simple" xlink:href="../MouseEvent.xml"><text:span text:style-name="Source_20_Text">org.zkoss.zk.ui.event.MouseEvent</text:span></text:a></text:p>
            <text:p text:style-name="P4">Description: </text:p>
            <text:p text:style-name="P3">Denotes user has double-clicked the component.</text:p>
          </table:table-cell>
        </table:table-row>
      </table:table>
      <text:h text:style-name="P8" text:outline-level="4">Properties</text:h>
      <text:p text:style-name="P9"><text:tab/><text:span text:style-name="T3">*NONE</text:span></text:p>
      <text:p text:style-name="P13"/>
      <text:h text:style-name="P8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ndex</text:span></text:p>
          </table:table-cell>
          <table:table-cell table:style-name="Table3.A2" office:value-type="string">
            <text:p text:style-name="Table_20_Contents">Returns the index of this panel, or -1 if it doesn't belong to any tabpanels. </text:p>
          </table:table-cell>
          <table:table-cell table:style-name="Table3.A2" office:value-type="string">
            <text:p text:style-name="P12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inkedTab</text:span></text:p>
          </table:table-cell>
          <table:table-cell table:style-name="Table3.A2" office:value-type="string">
            <text:p text:style-name="Table_20_Contents">Returns the tab associated with this tab panel.</text:p>
          </table:table-cell>
          <table:table-cell table:style-name="Table3.A2" office:value-type="string">
            <text:p text:style-name="P12"><text:span text:style-name="Source_20_Text">Tab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abbox</text:span></text:p>
          </table:table-cell>
          <table:table-cell table:style-name="Table3.A2" office:value-type="string">
            <text:p text:style-name="Table_20_Contents">Returns the tabbox owns this component.</text:p>
          </table:table-cell>
          <table:table-cell table:style-name="Table3.A2" office:value-type="string">
            <text:p text:style-name="P12"><text:span text:style-name="Source_20_Text">Tabbox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Selected</text:span></text:p>
          </table:table-cell>
          <table:table-cell table:style-name="Table3.A2" office:value-type="string">
            <text:p text:style-name="Table_20_Contents">Returns whether this tab panel is selected.</text:p>
          </table:table-cell>
          <table:table-cell table:style-name="Table3.A2" office:value-type="string">
            <text:p text:style-name="P12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0"/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5T10:42:35</dc:date>
    <meta:print-date>2007-09-03T09:33:50</meta:print-date>
    <dc:language>en-US</dc:language>
    <meta:editing-cycles>130</meta:editing-cycles>
    <meta:editing-duration>PT10H50M4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68" meta:word-count="206" meta:character-count="1494"/>
  </office:meta>
</office:document-meta>
</file>